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295cm" fo:min-width="0.045cm"/>
    </style:style>
    <style:style style:name="gr2" style:family="graphic" style:parent-style-name="standard">
      <style:graphic-properties draw:textarea-horizontal-align="justify" draw:textarea-vertical-align="middle" draw:auto-grow-height="false" fo:min-height="2.229cm" fo:min-width="4.657cm"/>
    </style:style>
    <style:style style:name="gr3" style:family="graphic" style:parent-style-name="standard">
      <style:graphic-properties draw:textarea-horizontal-align="justify" draw:textarea-vertical-align="middle" draw:auto-grow-height="false" fo:min-height="0.571cm" fo:min-width="0.322cm"/>
    </style:style>
    <style:style style:name="gr4" style:family="graphic" style:parent-style-name="standard">
      <style:graphic-properties draw:textarea-horizontal-align="justify" draw:textarea-vertical-align="middle" draw:auto-grow-height="false" fo:min-height="2.229cm" fo:min-width="2.983cm"/>
    </style:style>
    <style:style style:name="gr5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0.295cm" fo:min-width="0.045cm" fo:padding-top="0.178cm" fo:padding-bottom="0.178cm" fo:padding-left="0.303cm" fo:padding-right="0.30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9.995cm" style:use-optimal-column-width="false"/>
    </style:style>
    <style:style style:name="co2" style:family="table-column">
      <style:table-column-properties style:column-width="10.014cm" style:use-optimal-column-width="false"/>
    </style:style>
    <style:style style:name="ro1" style:family="table-row">
      <style:table-row-properties style:row-height="2.484cm"/>
    </style:style>
    <style:style style:name="ro2" style:family="table-row">
      <style:table-row-properties style:row-height="25.252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9.998cm" svg:height="27.735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/>
                <text:p text:style-name="P1">Bank Administrator</text:p>
              </table:table-cell>
              <table:table-cell>
                <text:p text:style-name="P1"/>
                <text:p text:style-name="P1">Bank Application</text:p>
              </table:table-cell>
              <table:table-cell>
                <text:p text:style-name="P1"/>
                <text:p text:style-name="P1">Bank</text:p>
              </table:table-cell>
              <table:table-cell>
                <text:p text:style-name="P1"/>
                <text:p text:style-name="P1">DataBase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xml:id="id1" draw:id="id1" draw:layer="layout" svg:width="0.771cm" svg:height="0.771cm" svg:x="5.594cm" svg:y="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425cm" svg:height="2.747cm" svg:x="3.262cm" svg:y="5.32cm">
          <text:p text:style-name="P1">Request to</text:p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5.425cm" svg:height="2.747cm" svg:x="12.86cm" svg:y="6.531cm">
          <text:p text:style-name="P1">Check Data</text:p>
          <text:p text:style-name="P1">Correct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1.642cm" svg:height="1.641cm" svg:x="14.769cm" svg:y="9.9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5" draw:id="id5" draw:layer="layout" svg:width="3.751cm" svg:height="2.747cm" svg:x="11.152cm" svg:y="12.157cm">
          <text:p text:style-name="P3">Invalid</text:p>
          <text:p text:style-name="P3">Login/</text:p>
          <text:p text:style-name="P1">Passw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3.751cm" svg:height="2.747cm" svg:x="16.443cm" svg:y="12.257cm">
          <text:p text:style-name="P1">Request to</text:p>
          <text:p text:style-name="P1">Ba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5.425cm" svg:height="2.747cm" svg:x="22.942cm" svg:y="13.698cm">
          <text:p text:style-name="P1">Request to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5.425cm" svg:height="2.747cm" svg:x="32.989cm" svg:y="14.435cm">
          <text:p text:style-name="P1">Check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" draw:id="id9" draw:layer="layout" svg:width="1.642cm" svg:height="1.641cm" svg:x="34.87cm" svg:y="18.0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0" draw:id="id10" draw:layer="layout" svg:width="3.751cm" svg:height="2.747cm" svg:x="31.247cm" svg:y="20.195cm">
          <text:p text:style-name="P1">Invalid</text:p>
          <text:p text:style-name="P1">Login/</text:p>
          <text:p text:style-name="P1">Passw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1" draw:id="id11" draw:layer="layout" svg:width="3.751cm" svg:height="2.747cm" svg:x="36.705cm" svg:y="20.195cm">
          <text:p text:style-name="P1">Customer</text:p>
          <text:p text:style-name="P1">Successfully</text:p>
          <text:p text:style-name="P1">Register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425cm" svg:height="2.747cm" svg:x="23.276cm" svg:y="22.406cm">
          <text:p text:style-name="P1">Send message</text:p>
          <text:p text:style-name="P1">To 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425cm" svg:height="2.747cm" svg:x="13.503cm" svg:y="22.329cm">
          <text:p text:style-name="P1">Print 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3" draw:id="id13" draw:layer="layout" svg:width="0.771cm" svg:height="0.771cm" svg:x="15.713cm" svg:y="27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5.98cm" svg:y1="4.455cm" svg:x2="5.974cm" svg:y2="5.32cm" draw:start-shape="id1" draw:start-glue-point="8" draw:end-shape="id2" draw:end-glue-point="0" svg:d="M5980 4455v432h-6v433" svg:viewBox="0 0 7 866">
          <text:p/>
        </draw:connector>
        <draw:connector draw:style-name="gr6" draw:text-style-name="P4" draw:layer="layout" svg:x1="8.687cm" svg:y1="6.693cm" svg:x2="15.572cm" svg:y2="6.531cm" draw:start-shape="id2" draw:start-glue-point="1" draw:end-shape="id3" draw:end-glue-point="0" svg:d="M8687 6693h2086v-664h4799v502" svg:viewBox="0 0 6886 665">
          <text:p/>
        </draw:connector>
        <draw:connector draw:style-name="gr6" draw:text-style-name="P4" draw:layer="layout" svg:x1="15.572cm" svg:y1="9.278cm" svg:x2="15.59cm" svg:y2="9.914cm" draw:start-shape="id3" draw:start-glue-point="2" draw:end-shape="id4" draw:end-glue-point="4" svg:d="M15572 9278v318h18v318" svg:viewBox="0 0 19 637">
          <text:p/>
        </draw:connector>
        <draw:connector draw:style-name="gr6" draw:text-style-name="P4" draw:layer="layout" svg:x1="14.769cm" svg:y1="10.734cm" svg:x2="13.027cm" svg:y2="12.157cm" draw:start-shape="id4" draw:start-glue-point="5" draw:end-shape="id5" draw:end-glue-point="0" svg:d="M14769 10734h-1742v1423" svg:viewBox="0 0 1743 1424">
          <text:p/>
        </draw:connector>
        <draw:connector draw:style-name="gr6" draw:text-style-name="P4" draw:layer="layout" svg:x1="16.411cm" svg:y1="10.734cm" svg:x2="18.318cm" svg:y2="12.257cm" draw:start-shape="id4" draw:start-glue-point="7" draw:end-shape="id6" draw:end-glue-point="0" svg:d="M16411 10734h1907v1523" svg:viewBox="0 0 1908 1524">
          <text:p/>
        </draw:connector>
        <draw:connector draw:style-name="gr6" draw:text-style-name="P4" draw:layer="layout" draw:line-skew="0cm -0.48cm" svg:x1="13.027cm" svg:y1="14.904cm" svg:x2="3.262cm" svg:y2="6.693cm" draw:start-shape="id5" draw:start-glue-point="2" draw:end-shape="id2" draw:end-glue-point="3" svg:d="M13027 14904v501h-10747v-8712h982" svg:viewBox="0 0 10748 8713">
          <text:p/>
        </draw:connector>
        <draw:connector draw:style-name="gr6" draw:text-style-name="P4" draw:layer="layout" svg:x1="18.318cm" svg:y1="15.004cm" svg:x2="25.654cm" svg:y2="13.698cm" draw:start-shape="id6" draw:start-glue-point="2" draw:end-shape="id7" draw:end-glue-point="0" svg:d="M18318 15004v501h3250v-2309h4086v502" svg:viewBox="0 0 7337 2310">
          <text:p/>
        </draw:connector>
        <draw:connector draw:style-name="gr6" draw:text-style-name="P4" draw:layer="layout" svg:x1="25.654cm" svg:y1="16.445cm" svg:x2="35.701cm" svg:y2="14.435cm" draw:start-shape="id7" draw:start-glue-point="2" draw:end-shape="id8" draw:end-glue-point="0" svg:d="M25654 16445v501h5024v-3013h5023v502" svg:viewBox="0 0 10048 3014">
          <text:p/>
        </draw:connector>
        <draw:connector draw:style-name="gr6" draw:text-style-name="P4" draw:layer="layout" svg:x1="35.701cm" svg:y1="17.182cm" svg:x2="35.691cm" svg:y2="18.011cm" draw:start-shape="id8" draw:start-glue-point="2" draw:end-shape="id9" draw:end-glue-point="4" svg:d="M35701 17182v414h-10v415" svg:viewBox="0 0 11 830">
          <text:p/>
        </draw:connector>
        <draw:connector draw:style-name="gr6" draw:text-style-name="P4" draw:layer="layout" svg:x1="34.87cm" svg:y1="18.831cm" svg:x2="33.122cm" svg:y2="20.195cm" draw:start-shape="id9" draw:start-glue-point="5" draw:end-shape="id10" draw:end-glue-point="0" svg:d="M34870 18831h-1748v1364" svg:viewBox="0 0 1749 1365">
          <text:p/>
        </draw:connector>
        <draw:connector draw:style-name="gr6" draw:text-style-name="P4" draw:layer="layout" svg:x1="36.512cm" svg:y1="18.831cm" svg:x2="38.58cm" svg:y2="20.195cm" draw:start-shape="id9" draw:start-glue-point="7" draw:end-shape="id11" draw:end-glue-point="0" svg:d="M36512 18831h2068v1364" svg:viewBox="0 0 2069 1365">
          <text:p/>
        </draw:connector>
        <draw:line draw:style-name="gr7" draw:text-style-name="P4" draw:layer="layout" svg:x1="32.977cm" svg:y1="22.97cm" svg:x2="32.977cm" svg:y2="23.548cm">
          <text:p/>
        </draw:line>
        <draw:line draw:style-name="gr7" draw:text-style-name="P4" draw:layer="layout" svg:x1="38.629cm" svg:y1="22.97cm" svg:x2="38.629cm" svg:y2="24.269cm">
          <text:p/>
        </draw:line>
        <draw:line draw:style-name="gr6" draw:text-style-name="P4" draw:layer="layout" svg:x1="32.953cm" svg:y1="23.524cm" svg:x2="28.681cm" svg:y2="23.524cm">
          <text:p/>
        </draw:line>
        <draw:line draw:style-name="gr6" draw:text-style-name="P4" draw:layer="layout" svg:x1="38.605cm" svg:y1="24.173cm" svg:x2="28.671cm" svg:y2="24.173cm">
          <text:p/>
        </draw:line>
        <draw:line draw:style-name="gr6" draw:text-style-name="P4" draw:layer="layout" svg:x1="23.235cm" svg:y1="23.452cm" svg:x2="18.882cm" svg:y2="23.452cm">
          <text:p/>
        </draw:line>
        <draw:line draw:style-name="gr6" draw:text-style-name="P4" draw:layer="layout" svg:x1="23.26cm" svg:y1="24.198cm" svg:x2="18.907cm" svg:y2="24.198cm">
          <text:p/>
        </draw:line>
        <draw:line draw:style-name="gr7" draw:text-style-name="P4" draw:layer="layout" svg:x1="13.494cm" svg:y1="24.005cm" svg:x2="12.291cm" svg:y2="24.005cm">
          <text:p/>
        </draw:line>
        <draw:line draw:style-name="gr7" draw:text-style-name="P4" xml:id="id12" draw:id="id12" draw:layer="layout" svg:x1="12.291cm" svg:y1="23.981cm" svg:x2="12.291cm" svg:y2="27.541cm">
          <text:p/>
        </draw:line>
        <draw:connector draw:style-name="gr6" draw:text-style-name="P4" draw:layer="layout" svg:x1="12.291cm" svg:y1="27.541cm" svg:x2="15.713cm" svg:y2="27.542cm" draw:start-shape="id12" draw:start-glue-point="2" draw:end-shape="id13" draw:end-glue-point="6" svg:d="M12291 27541h1685v1h1737" svg:viewBox="0 0 3423 2">
          <text:p/>
        </draw:connector>
        <draw:line draw:style-name="gr7" draw:text-style-name="P4" draw:layer="layout" svg:x1="13.518cm" svg:y1="23.356cm" svg:x2="2.252cm" svg:y2="23.356cm">
          <text:p/>
        </draw:line>
        <draw:line draw:style-name="gr7" draw:text-style-name="P4" draw:layer="layout" svg:x1="2.28cm" svg:y1="15.398cm" svg:x2="2.263cm" svg:y2="23.3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" style:font-family-asian="'Noto Sans'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6:25:26.423052812</meta:creation-date>
    <dc:date>2018-10-06T19:55:41.701929576</dc:date>
    <meta:editing-duration>PT37M46S</meta:editing-duration>
    <meta:editing-cycles>9</meta:editing-cycles>
    <meta:generator>LibreOffice/6.0.4.2$Linux_X86_64 LibreOffice_project/00m0$Build-2</meta:generator>
    <meta:document-statistic meta:object-count="37"/>
  </office:meta>
</office:document-meta>
</file>